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5.385cm"/>
    </style:style>
    <style:style style:name="co10" style:family="table-column">
      <style:table-column-properties fo:break-before="auto" style:column-width="8.227cm"/>
    </style:style>
    <style:style style:name="co11" style:family="table-column">
      <style:table-column-properties fo:break-before="auto" style:column-width="5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0.367cm" fo:break-before="auto" style:use-optimal-row-height="true"/>
    </style:style>
    <style:style style:name="ro6" style:family="table-row">
      <style:table-row-properties style:row-height="2.685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1.104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4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3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5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</office:automatic-styles>
  <office:body>
    <office:spreadsheet>
      <table:table table:name="Yakindu Test Report Setu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Date of Test:</text:p>
          </table:table-cell>
          <table:table-cell table:style-name="ce2" table:formula="of:=TODAY()" office:value-type="date" office:date-value="2012-01-17">
            <text:p>17.01.1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Name: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>Surname:</text:p>
          </table:table-cell>
          <table:table-cell office:value-type="string">
            <text:p>Mustermann</text:p>
          </table:table-cell>
        </table:table-row>
        <table:table-row table:style-name="ro1">
          <table:table-cell office:value-type="string">
            <text:p>Email:</text:p>
          </table:table-cell>
          <table:table-cell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perating System Used:</text:p>
          </table:table-cell>
          <table:table-cell office:value-type="string">
            <text:p>Linux x64</text:p>
          </table:table-cell>
        </table:table-row>
        <table:table-row table:style-name="ro1">
          <table:table-cell office:value-type="string">
            <text:p>Yakindu Version</text:p>
          </table:table-cell>
          <table:table-cell office:value-type="string">
            <text:p>SCT 2 M10</text:p>
          </table:table-cell>
        </table:table-row>
        <table:table-row table:style-name="ro1">
          <table:table-cell office:value-type="string">
            <text:p>Eclipse Version</text:p>
          </table:table-cell>
          <table:table-cell office:value-type="string">
            <text:p>Indigo (3.7)</text:p>
          </table:table-cell>
        </table:table-row>
      </table:table>
      <table:table table:name="Yakindu Testcase 01 - SCT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Test Report Setup'.$B1]" office:value-type="date" office:date-value="2012-01-17">
            <text:p>17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5" table:formula="of:=[$'Yakindu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5" table:formula="of:=[$'Yakindu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5" table:formula="of:=[$'Yakindu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5" table:formula="of:=[$'Yakindu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5" table:formula="of:=[$'Yakindu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5" table:formula="of:=[$'Yakindu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6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6" table:number-columns-repeated="1017"/>
        </table:table-row>
        <table:table-row table:style-name="ro3">
          <table:table-cell table:style-name="ce6" office:value-type="string">
            <text:p>T1.1</text:p>
          </table:table-cell>
          <table:table-cell table:style-name="ce12" office:value-type="string">
            <text:p>Add Yakindu plugins</text:p>
          </table:table-cell>
          <table:table-cell table:style-name="ce17" office:value-type="string">
            <text:p>Eclipse Modeling Distribution</text:p>
            <text:p>(<text:a xlink:href="http://www.eclipse.org/">http://www.eclipse.org</text:a>)</text:p>
          </table:table-cell>
          <table:table-cell table:style-name="ce21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indigo/milestones/">http://updates.yakindu.com/indigo/milestones/</text:a> as Location</text:p>
            <text:p>Click on <text:span text:style-name="T2">OK</text:span> button</text:p>
          </table:table-cell>
          <table:table-cell table:style-name="ce21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1.2</text:p>
          </table:table-cell>
          <table:table-cell table:style-name="ce12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1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5" office:value-type="string">
            <text:p>An information box asking you to restar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4">
          <table:table-cell table:style-name="ce6" office:value-type="string">
            <text:p>T1.3</text:p>
          </table:table-cell>
          <table:table-cell table:style-name="ce12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2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1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 table:number-rows-repeated="18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4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Testcase 02 - SCT Editor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Test Report Setup'.$B1]" office:value-type="date" office:date-value="2012-01-17">
            <text:p>17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5" table:formula="of:=[$'Yakindu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5" table:formula="of:=[$'Yakindu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5" table:formula="of:=[$'Yakindu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5" table:formula="of:=[$'Yakindu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5" table:formula="of:=[$'Yakindu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5" table:formula="of:=[$'Yakindu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6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6" table:number-columns-repeated="1017"/>
        </table:table-row>
        <table:table-row table:style-name="ro2">
          <table:table-cell table:style-name="ce6" office:value-type="string">
            <text:p>T2.1</text:p>
          </table:table-cell>
          <table:table-cell table:style-name="ce12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1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1" office:value-type="string">
            <text:p>An new project TestProject is created in the workspac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2.2</text:p>
          </table:table-cell>
          <table:table-cell table:style-name="ce12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1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5" office:value-type="string">
            <text:p>Confirm Perspective Switch dialog pops up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>
            <text:p>T2.3</text:p>
          </table:table-cell>
          <table:table-cell table:style-name="ce12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8" office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1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>
            <text:p>T2.4</text:p>
          </table:table-cell>
          <table:table-cell table:style-name="ce12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1" office:value-type="string">
            <text:p>Do a right click on the state to open the context menu</text:p>
            <text:p>Select Show Properties View</text:p>
          </table:table-cell>
          <table:table-cell table:style-name="ce21" office:value-type="string">
            <text:p>The properties view is opened displaying the selected state propertie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">
          <table:table-cell table:style-name="ce6" office:value-type="string">
            <text:p>T2.5</text:p>
          </table:table-cell>
          <table:table-cell table:style-name="ce12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1" office:value-type="string">
            <text:p>Enter <text:span text:style-name="T12">LightOn</text:span> as new statename in properties view</text:p>
            <text:p>Press tab to change focus</text:p>
          </table:table-cell>
          <table:table-cell table:style-name="ce21" office:value-type="string">
            <text:p>The states name should change to<text:span text:style-name="T12"> LightOn</text:span></text:p>
            <text:p>The error markers disappear</text:p>
            <text:p>The editor is marked as dir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6" office:value-type="string">
            <text:p>T2.6</text:p>
          </table:table-cell>
          <table:table-cell table:style-name="ce12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1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1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>
            <text:p>T2.7</text:p>
          </table:table-cell>
          <table:table-cell table:style-name="ce12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1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1" office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>
            <text:p>T2.8</text:p>
          </table:table-cell>
          <table:table-cell table:style-name="ce12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1" office:value-type="string">
            <text:p>Enter following code in statespecification of state <text:span text:style-name="T12">LightOff</text:span>:</text:p>
            <text:p/>
            <text:p>Entry / light = false;</text:p>
            <text:p/>
            <text:p><text:span text:style-name="T6">Enter following code in statespecification of state </text:span><text:span text:style-name="T13">LightOn</text:span><text:span text:style-name="T6">:</text:span></text:p>
            <text:p><text:span text:style-name="T6"/></text:p>
            <text:p><text:span text:style-name="T6">Entry / light = true;</text:span></text:p>
          </table:table-cell>
          <table:table-cell table:style-name="ce21" office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2.9</text:p>
          </table:table-cell>
          <table:table-cell table:style-name="ce12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1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<text:span text:style-name="T12">K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1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>
            <text:p>T2.10</text:p>
          </table:table-cell>
          <table:table-cell table:style-name="ce12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1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Point</text:p>
            <text:p>- Choice</text:p>
            <text:p>- Synchronization</text:p>
          </table:table-cell>
          <table:table-cell table:style-name="ce21" office:value-type="string">
            <text:p>Check if every element is drawed correctly (size, color, appearance etc.)</text:p>
            <text:p/>
            <text:p>Check if error markers are set correctly if incoming transitions or names are missing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2.11</text:p>
          </table:table-cell>
          <table:table-cell table:style-name="ce12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1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1" office:value-type="string">
            <text:p>Region should be copied with all including elem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">
          <table:table-cell table:style-name="ce6" office:value-type="string">
            <text:p>T2.12</text:p>
          </table:table-cell>
          <table:table-cell table:style-name="ce12" office:value-type="string">
            <text:p>Delete</text:p>
          </table:table-cell>
          <table:table-cell table:style-name="ce17" office:value-type="string">
            <text:p>T2.11</text:p>
          </table:table-cell>
          <table:table-cell table:style-name="ce21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1" office:value-type="string">
            <text:p>All elements should be remov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 table:number-rows-repeated="9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4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Testcase 03 - SCT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Test Report Setup'.$B1]" office:value-type="date" office:date-value="2012-01-17">
            <text:p>17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5" table:formula="of:=[$'Yakindu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5" table:formula="of:=[$'Yakindu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5" table:formula="of:=[$'Yakindu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5" table:formula="of:=[$'Yakindu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5" table:formula="of:=[$'Yakindu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5" table:formula="of:=[$'Yakindu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6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6" table:number-columns-repeated="1017"/>
        </table:table-row>
        <table:table-row table:style-name="ro10">
          <table:table-cell table:style-name="ce6" office:value-type="string">
            <text:p>T3.1</text:p>
          </table:table-cell>
          <table:table-cell table:style-name="ce12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1" office:value-type="string">
            <text:p>Select the TestProject</text:p>
            <text:p>Select <text:span text:style-name="T1">Run-&gt;Run 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1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>
            <text:p>T3.2</text:p>
          </table:table-cell>
          <table:table-cell table:style-name="ce12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1" office:value-type="string">
            <text:p>Click on the event <text:span text:style-name="T12">keypress</text:span> in the Declarations View</text:p>
          </table:table-cell>
          <table:table-cell table:style-name="ce25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green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">
          <table:table-cell table:style-name="ce6" office:value-type="string">
            <text:p>T3.3</text:p>
          </table:table-cell>
          <table:table-cell table:style-name="ce12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8" office:value-type="string">
            <text:p>Click on the <text:span text:style-name="T1">Terminate</text:span> button in the Debug View to stop the simulation</text:p>
          </table:table-cell>
          <table:table-cell table:style-name="ce21" office:value-type="string">
            <text:p>Simulation is stopped</text:p>
            <text:p>No state is highlighted</text:p>
            <text:p>The Declarations View is emp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 table:number-rows-repeated="6">
          <table:table-cell table:style-name="ce7"/>
          <table:table-cell table:style-name="ce13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5" table:number-rows-repeated="12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4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.01.2012</text:date>, <text:time>14:17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2-01-17T14:17:52</dc:date>
    <dc:creator>Markus Mühlbrandt</dc:creator>
    <meta:editing-duration>PT8H13M44S</meta:editing-duration>
    <meta:editing-cycles>64</meta:editing-cycles>
    <meta:generator>LibreOffice/3.4$Unix LibreOffice_project/340m1$Build-402</meta:generator>
    <meta:printed-by>Markus Mühlbrandt</meta:printed-by>
    <meta:print-date>2012-01-16T13:17:33</meta:print-date>
    <meta:document-statistic meta:table-count="4" meta:cell-count="170" meta:object-count="0"/>
  </office:meta>
</office:document-meta>
</file>